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rtan Pla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4514,-76.741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yber Caf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4994,-76.742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mst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2212,-76.740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pital Union Build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wn Squa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ucational Activities Build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6019,-76.7393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ksto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199692,-76.739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5:30:20.8155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9:44:15.655549000</meta:creation-date>
    <dc:date>2016-05-04T15:52:22.290168000</dc:date>
    <meta:editing-duration>PT6M2S</meta:editing-duration>
    <meta:editing-cycles>4</meta:editing-cycles>
    <meta:generator>LibreOffice/5.1.0.3$MacOSX_X86_64 LibreOffice_project/5e3e00a007d9b3b6efb6797a8b8e57b51ab1f737</meta:generator>
    <meta:document-statistic meta:table-count="1" meta:cell-count="56" meta:object-count="0"/>
  </office:meta>
</office:document-meta>
</file>